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Calibri" fo:font-size="13.8000001907349pt" fo:letter-spacing="normal" fo:font-style="normal" fo:font-weight="normal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Calibri" fo:font-size="13.8000001907349pt" fo:letter-spacing="normal" fo:font-style="normal" fo:font-weight="normal" officeooo:rsid="001d822c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Calibri" fo:font-size="13.8000001907349pt" fo:letter-spacing="normal" fo:font-style="normal" fo:font-weight="normal" officeooo:rsid="001d822c" officeooo:paragraph-rsid="001d822c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Calibri" fo:font-size="13.8000001907349pt" fo:letter-spacing="normal" fo:font-style="normal" fo:font-weight="normal" officeooo:paragraph-rsid="001d822c"/>
    </style:style>
    <style:style style:name="T1" style:family="text">
      <style:text-properties officeooo:rsid="001d822c"/>
    </style:style>
    <style:style style:name="T2" style:family="text">
      <style:text-properties officeooo:rsid="001f1dd0"/>
    </style:style>
    <style:style style:name="T3" style:family="text">
      <style:text-properties officeooo:rsid="002105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Motion Detection Technologies</text:p>
      <text:p text:style-name="P1"/>
      <text:p text:style-name="P1">Summary:</text:p>
      <text:p text:style-name="P2"/>
      <text:p text:style-name="P3"/>
      <text:p text:style-name="P3">Our objective this semester is to begin process of the Fellows research project. <text:s/>Tasks will include a literature review to assess the current state of the body of knowledge associated with motion detection technologies as well as education, <text:span text:style-name="T3">specifically special education,</text:span> using technology. <text:s/>In addition to a literature review, we will install and experiment with the Leap Motion and Kinect motion detector <text:span text:style-name="T3">software</text:span> and start building a framework in Java that encompasses both technologies. <text:s/></text:p>
      <text:p text:style-name="P1"/>
      <text:p text:style-name="P1">Expectations:</text:p>
      <text:p text:style-name="P1"/>
      <text:p text:style-name="P4">Deliverables are:<text:line-break/><text:tab/>- <text:span text:style-name="T2">A </text:span>general framework in Java that runs demo programs in both <text:tab/>Leap <text:span text:style-name="T1">and </text:span>Kinect<text:line-break/><text:tab/>- <text:span text:style-name="T1">A clear, obvious user-friendly interface </text:span></text:p>
      <text:p text:style-name="P4"><text:tab/>- Literature Review</text:p>
      <text:p text:style-name="P1"/>
      <text:p text:style-name="P1">Meet with mentor once a week <text:span text:style-name="T3">to establish weekly goals and assess the state of the project.</text:span></text:p>
      <text:p text:style-name="P1"/>
      <text:p text:style-name="P1">Mentor will monitor progress &amp; provide technical and background suppor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4:58:02.210647758</meta:creation-date>
    <dc:date>2014-09-05T15:32:14.546099231</dc:date>
    <meta:editing-duration>PT27M11S</meta:editing-duration>
    <meta:editing-cycles>3</meta:editing-cycles>
    <meta:generator>LibreOffice/4.2.6.3$Linux_x86 LibreOffice_project/420m0$Build-3</meta:generator>
    <meta:document-statistic meta:table-count="0" meta:image-count="0" meta:object-count="0" meta:page-count="1" meta:paragraph-count="8" meta:word-count="133" meta:character-count="874" meta:non-whitespace-character-count="740"/>
  </office:meta>
</office:document-meta>
</file>